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>
        <text:changed-region xml:id="ct48527408" text:id="ct48527408">
          <text:insertion>
            <office:change-info>
              <dc:creator>Ruben Bär</dc:creator>
              <dc:date>2011-06-07T11:28:00</dc:date>
            </office:change-info>
          </text:insertion>
        </text:changed-region>
        <text:changed-region xml:id="ct48910400" text:id="ct48910400">
          <text:format-change>
            <office:change-info>
              <dc:creator>Ruben Bär</dc:creator>
              <dc:date>2011-06-07T11:52:00</dc:date>
            </office:change-info>
          </text:format-change>
        </text:changed-region>
        <text:changed-region xml:id="ct140194577667072" text:id="ct140194577667072">
          <text:deletion>
            <office:change-info>
              <dc:creator>Ruben Bär</dc:creator>
              <dc:date>2011-06-07T11:50:00</dc:date>
            </office:change-info>
            <text:p text:style-name="P1">heutigen </text:p>
          </text:deletion>
        </text:changed-region>
        <text:changed-region xml:id="ct70098176" text:id="ct70098176">
          <text:insertion>
            <office:change-info>
              <dc:creator>Ruben Bär</dc:creator>
              <dc:date>2011-06-07T11:38:00</dc:date>
            </office:change-info>
          </text:insertion>
        </text:changed-region>
        <text:changed-region xml:id="ct57172640" text:id="ct57172640">
          <text:deletion>
            <office:change-info>
              <dc:creator>Ruben Bär</dc:creator>
              <dc:date>2011-06-07T11:38:00</dc:date>
            </office:change-info>
            <text:p text:style-name="P1">T</text:p>
          </text:deletion>
        </text:changed-region>
        <text:changed-region xml:id="ct70241008" text:id="ct70241008">
          <text:deletion>
            <office:change-info>
              <dc:creator>Ruben Bär</dc:creator>
              <dc:date>2011-06-07T11:39:00</dc:date>
            </office:change-info>
            <text:p text:style-name="P1">stark an die</text:p>
          </text:deletion>
        </text:changed-region>
        <text:changed-region xml:id="ct70050272" text:id="ct70050272">
          <text:insertion>
            <office:change-info>
              <dc:creator>Ruben Bär</dc:creator>
              <dc:date>2011-06-07T11:39:00</dc:date>
            </office:change-info>
          </text:insertion>
        </text:changed-region>
        <text:changed-region xml:id="ct58413088" text:id="ct58413088">
          <text:deletion>
            <office:change-info>
              <dc:creator>Ruben Bär</dc:creator>
              <dc:date>2011-06-07T11:39:00</dc:date>
            </office:change-info>
            <text:p text:style-name="P1"><text:s/>gebunden</text:p>
          </text:deletion>
        </text:changed-region>
        <text:changed-region xml:id="ct70049216" text:id="ct70049216">
          <text:insertion>
            <office:change-info>
              <dc:creator>Ruben Bär</dc:creator>
              <dc:date>2011-06-07T11:40:00</dc:date>
            </office:change-info>
          </text:insertion>
        </text:changed-region>
        <text:changed-region xml:id="ct58434592" text:id="ct58434592">
          <text:deletion>
            <office:change-info>
              <dc:creator>Ruben Bär</dc:creator>
              <dc:date>2011-06-07T11:40:00</dc:date>
            </office:change-info>
            <text:p text:style-name="P1">,</text:p>
          </text:deletion>
        </text:changed-region>
        <text:changed-region xml:id="ct56805808" text:id="ct56805808">
          <text:insertion>
            <office:change-info>
              <dc:creator>Ruben Bär</dc:creator>
              <dc:date>2011-06-07T11:40:00</dc:date>
            </office:change-info>
          </text:insertion>
        </text:changed-region>
        <text:changed-region xml:id="ct70341760" text:id="ct70341760">
          <text:insertion>
            <office:change-info>
              <dc:creator>Ruben Bär</dc:creator>
              <dc:date>2011-06-07T11:41:00</dc:date>
            </office:change-info>
          </text:insertion>
        </text:changed-region>
        <text:changed-region xml:id="ct70268448" text:id="ct70268448">
          <text:deletion>
            <office:change-info>
              <dc:creator>Ruben Bär</dc:creator>
              <dc:date>2011-06-07T11:42:00</dc:date>
            </office:change-info>
            <text:p text:style-name="P1">was den Programmierer in manchen Fällen einschränkt und dazu zwingt, unsichere Typenkonstrukte wie Casts zu verwenden. </text:p>
          </text:deletion>
        </text:changed-region>
        <text:changed-region xml:id="ct72651888" text:id="ct72651888">
          <text:insertion>
            <office:change-info>
              <dc:creator>Ruben Bär</dc:creator>
              <dc:date>2011-06-07T11:51:00</dc:date>
            </office:change-info>
          </text:insertion>
        </text:changed-region>
        <text:changed-region xml:id="ct72773104" text:id="ct72773104">
          <text:insertion>
            <office:change-info>
              <dc:creator>Ruben Bär</dc:creator>
              <dc:date>2011-06-07T11:52:00</dc:date>
            </office:change-info>
          </text:insertion>
        </text:changed-region>
        <text:changed-region xml:id="ct70989152" text:id="ct70989152">
          <text:insertion>
            <office:change-info>
              <dc:creator>Ruben Bär</dc:creator>
              <dc:date>2011-06-07T11:45:00</dc:date>
            </office:change-info>
          </text:insertion>
        </text:changed-region>
        <text:changed-region xml:id="ct70277424" text:id="ct70277424">
          <text:insertion>
            <office:change-info>
              <dc:creator>Ruben Bär</dc:creator>
              <dc:date>2011-06-07T11:46:00</dc:date>
            </office:change-info>
          </text:insertion>
        </text:changed-region>
        <text:changed-region xml:id="ct49021648" text:id="ct49021648">
          <text:insertion>
            <office:change-info>
              <dc:creator>Ruben Bär</dc:creator>
              <dc:date>2011-06-07T11:54:00</dc:date>
            </office:change-info>
          </text:insertion>
        </text:changed-region>
        <text:changed-region xml:id="ct73314128" text:id="ct73314128">
          <text:deletion>
            <office:change-info>
              <dc:creator>Ruben Bär</dc:creator>
              <dc:date>2011-06-07T11:56:00</dc:date>
            </office:change-info>
            <text:p text:style-name="P1">Diese Bachelorarbeit präsentiert </text:p>
          </text:deletion>
        </text:changed-region>
        <text:changed-region xml:id="ct72655456" text:id="ct72655456">
          <text:deletion>
            <office:change-info>
              <dc:creator>Ruben Bär</dc:creator>
              <dc:date>2011-06-07T11:53:00</dc:date>
            </office:change-info>
            <text:p text:style-name="P1">ein </text:p>
          </text:deletion>
        </text:changed-region>
        <text:changed-region xml:id="ct67567056" text:id="ct67567056">
          <text:deletion>
            <office:change-info>
              <dc:creator>Ruben Bär</dc:creator>
              <dc:date>2011-06-07T11:48:00</dc:date>
            </office:change-info>
            <text:p text:style-name="P1">neues Konzept der Vererbung bekannt als Subclassing und eine rudimentäre Programmiersprache, welche dieses Konzept implementiert.</text:p>
          </text:deletion>
        </text:changed-region>
        <text:changed-region xml:id="ct72402768" text:id="ct72402768">
          <text:insertion>
            <office:change-info>
              <dc:creator>Ruben Bär</dc:creator>
              <dc:date>2011-06-07T12:00:00</dc:date>
            </office:change-info>
          </text:insertion>
        </text:changed-region>
        <text:changed-region xml:id="ct72405392" text:id="ct72405392">
          <text:insertion>
            <office:change-info>
              <dc:creator>Ruben Bär</dc:creator>
              <dc:date>2011-06-07T12:00:00</dc:date>
            </office:change-info>
          </text:insertion>
        </text:changed-region>
        <text:changed-region xml:id="ct73148944" text:id="ct73148944">
          <text:deletion>
            <office:change-info>
              <dc:creator>Ruben Bär</dc:creator>
              <dc:date>2011-06-07T12:00:00</dc:date>
            </office:change-info>
            <text:p text:style-name="P1">als</text:p>
          </text:deletion>
        </text:changed-region>
        <text:changed-region xml:id="ct72768608" text:id="ct72768608">
          <text:insertion>
            <office:change-info>
              <dc:creator>Ruben Bär</dc:creator>
              <dc:date>2011-06-07T12:00:00</dc:date>
            </office:change-info>
          </text:insertion>
        </text:changed-region>
        <text:changed-region xml:id="ct72404144" text:id="ct72404144">
          <text:deletion>
            <office:change-info>
              <dc:creator>Ruben Bär</dc:creator>
              <dc:date>2011-06-07T12:00:00</dc:date>
            </office:change-info>
            <text:p text:style-name="P1"><text:span text:style-name="T1">Subtyping</text:span> <text:s text:c="2"/>bekannt ist</text:p>
          </text:deletion>
        </text:changed-region>
        <text:changed-region xml:id="ct72410416" text:id="ct72410416">
          <text:insertion>
            <office:change-info>
              <dc:creator>Ruben Bär</dc:creator>
              <dc:date>2011-06-07T12:00:00</dc:date>
            </office:change-info>
          </text:insertion>
        </text:changed-region>
        <text:changed-region xml:id="ct72702560" text:id="ct72702560">
          <text:deletion>
            <office:change-info>
              <dc:creator>Ruben Bär</dc:creator>
              <dc:date>2011-06-07T12:01:00</dc:date>
            </office:change-info>
            <text:p text:style-name="P1">Dabei wird bei der Vererbung einer Klasse automatisch ein neuer Typ kreiert. </text:p>
          </text:deletion>
        </text:changed-region>
        <text:changed-region xml:id="ct46370640" text:id="ct46370640">
          <text:insertion>
            <office:change-info>
              <dc:creator>Ruben Bär</dc:creator>
              <dc:date>2011-06-07T12:01:00</dc:date>
            </office:change-info>
          </text:insertion>
        </text:changed-region>
        <text:changed-region xml:id="ct72655120" text:id="ct72655120">
          <text:deletion>
            <office:change-info>
              <dc:creator>Ruben Bär</dc:creator>
              <dc:date>2011-06-07T12:01:00</dc:date>
            </office:change-info>
            <text:p text:style-name="P1">en</text:p>
          </text:deletion>
        </text:changed-region>
        <text:changed-region xml:id="ct48946864" text:id="ct48946864">
          <text:deletion>
            <office:change-info>
              <dc:creator>Ruben Bär</dc:creator>
              <dc:date>2011-06-07T12:01:00</dc:date>
            </office:change-info>
            <text:p text:style-name="P1">durch Subtypen ersetzt werden können</text:p>
          </text:deletion>
        </text:changed-region>
        <text:changed-region xml:id="ct47677952" text:id="ct47677952">
          <text:insertion>
            <office:change-info>
              <dc:creator>Ruben Bär</dc:creator>
              <dc:date>2011-06-07T12:01:00</dc:date>
            </office:change-info>
          </text:insertion>
        </text:changed-region>
        <text:changed-region xml:id="ct74001248" text:id="ct74001248">
          <text:insertion>
            <office:change-info>
              <dc:creator>Ruben Bär</dc:creator>
              <dc:date>2011-06-07T12:02:00</dc:date>
            </office:change-info>
          </text:insertion>
        </text:changed-region>
        <text:changed-region xml:id="ct74001728" text:id="ct74001728">
          <text:deletion>
            <office:change-info>
              <dc:creator>Ruben Bär</dc:creator>
              <dc:date>2011-06-07T12:02:00</dc:date>
            </office:change-info>
            <text:p text:style-name="P1">Diese </text:p>
          </text:deletion>
        </text:changed-region>
        <text:changed-region xml:id="ct71436624" text:id="ct71436624">
          <text:deletion>
            <office:change-info>
              <dc:creator>Ruben Bär</dc:creator>
              <dc:date>2011-06-07T12:04:00</dc:date>
            </office:change-info>
            <text:p text:style-name="P1">Eigenschaft führt jedoch auch gewisse Einschränkungen mit sich, damit die Typen sicher ersetzt werden können.</text:p>
          </text:deletion>
        </text:changed-region>
        <text:changed-region xml:id="ct47910480" text:id="ct47910480">
          <text:insertion>
            <office:change-info>
              <dc:creator>Ruben Bär</dc:creator>
              <dc:date>2011-06-07T12:04:00</dc:date>
            </office:change-info>
          </text:insertion>
        </text:changed-region>
        <text:changed-region xml:id="ct71883104" text:id="ct71883104">
          <text:format-change>
            <office:change-info>
              <dc:creator>Ruben Bär</dc:creator>
              <dc:date>2011-06-07T12:05:00</dc:date>
            </office:change-info>
          </text:format-change>
        </text:changed-region>
        <text:changed-region xml:id="ct72526544" text:id="ct72526544">
          <text:format-change>
            <office:change-info>
              <dc:creator>Ruben Bär</dc:creator>
              <dc:date>2011-06-07T12:05:00</dc:date>
            </office:change-info>
          </text:format-change>
        </text:changed-region>
        <text:changed-region xml:id="ct72562688" text:id="ct72562688">
          <text:format-change>
            <office:change-info>
              <dc:creator>Ruben Bär</dc:creator>
              <dc:date>2011-06-07T12:05:00</dc:date>
            </office:change-info>
          </text:format-change>
        </text:changed-region>
        <text:changed-region xml:id="ct74000560" text:id="ct74000560">
          <text:insertion>
            <office:change-info>
              <dc:creator>Ruben Bär</dc:creator>
              <dc:date>2011-06-07T12:05:00</dc:date>
            </office:change-info>
          </text:insertion>
        </text:changed-region>
        <text:changed-region xml:id="ct47927312" text:id="ct47927312">
          <text:format-change>
            <office:change-info>
              <dc:creator>Ruben Bär</dc:creator>
              <dc:date>2011-06-07T12:04:00</dc:date>
            </office:change-info>
          </text:format-change>
        </text:changed-region>
        <text:changed-region xml:id="ct72423984" text:id="ct72423984">
          <text:deletion>
            <office:change-info>
              <dc:creator>Ruben Bär</dc:creator>
              <dc:date>2011-06-07T12:05:00</dc:date>
            </office:change-info>
            <text:p text:style-name="P1"><text:span text:style-name="T2">-Klasse</text:span></text:p>
          </text:deletion>
        </text:changed-region>
        <text:changed-region xml:id="ct48952176" text:id="ct48952176">
          <text:insertion>
            <office:change-info>
              <dc:creator>Ruben Bär</dc:creator>
              <dc:date>2011-06-07T12:05:00</dc:date>
            </office:change-info>
          </text:insertion>
        </text:changed-region>
        <text:changed-region xml:id="ct73631744" text:id="ct73631744">
          <text:deletion>
            <office:change-info>
              <dc:creator>Ruben Bär</dc:creator>
              <dc:date>2011-06-07T12:05:00</dc:date>
            </office:change-info>
            <text:p text:style-name="P1"><text:span text:style-name="T2">die Methode</text:span></text:p>
          </text:deletion>
        </text:changed-region>
        <text:changed-region xml:id="ct72871376" text:id="ct72871376">
          <text:insertion>
            <office:change-info>
              <dc:creator>Ruben Bär</dc:creator>
              <dc:date>2011-06-07T12:06:00</dc:date>
            </office:change-info>
          </text:insertion>
        </text:changed-region>
        <text:changed-region xml:id="ct73034016" text:id="ct73034016">
          <text:insertion>
            <office:change-info>
              <dc:creator>Ruben Bär</dc:creator>
              <dc:date>2011-06-07T12:07:00</dc:date>
            </office:change-info>
          </text:insertion>
        </text:changed-region>
        <text:changed-region xml:id="ct73830672" text:id="ct73830672">
          <text:deletion>
            <office:change-info>
              <dc:creator>Ruben Bär</dc:creator>
              <dc:date>2011-06-07T12:07:00</dc:date>
            </office:change-info>
            <text:p text:style-name="P1"><text:span text:style-name="T2"><text:s/>Der/die ProgrammiererIn ist gezwungen, auf unsichere Sprachkonzepte wie Casts zurück zu greifen.</text:span></text:p>
          </text:deletion>
        </text:changed-region>
        <text:changed-region xml:id="ct73246464" text:id="ct73246464">
          <text:insertion>
            <office:change-info>
              <dc:creator>Ruben Bär</dc:creator>
              <dc:date>2011-06-07T12:07:00</dc:date>
            </office:change-info>
          </text:insertion>
        </text:changed-region>
        <text:changed-region xml:id="ct71105344" text:id="ct71105344">
          <text:insertion>
            <office:change-info>
              <dc:creator>Ruben Bär</dc:creator>
              <dc:date>2011-06-07T12:08:00</dc:date>
            </office:change-info>
          </text:insertion>
        </text:changed-region>
        <text:changed-region xml:id="ct73683536" text:id="ct73683536">
          <text:insertion>
            <office:change-info>
              <dc:creator>Ruben Bär</dc:creator>
              <dc:date>2011-06-07T12:09:00</dc:date>
            </office:change-info>
          </text:insertion>
        </text:changed-region>
        <text:changed-region xml:id="ct74448384" text:id="ct74448384">
          <text:deletion>
            <office:change-info>
              <dc:creator>Ruben Bär</dc:creator>
              <dc:date>2011-06-07T12:33:00</dc:date>
            </office:change-info>
            <text:p text:style-name="P1"><text:span text:style-name="T2"/></text:p>
            <text:p text:style-name="P1"><text:span text:style-name="T2">Da genannte Sprachen die Typenhierarchie implizit fest an die Vererbungshierarchie koppeln, ist dem/der ProgrammiererIn kein Werkzeg gegeben, Code wiederverwendbar zu machen ohne Subtypen zu kreieren. Das Konzept </text:span><text:span text:style-name="T1">Subclassing</text:span><text:span text:style-name="T2"> schafft dem Abhilfe.</text:span></text:p>
          </text:deletion>
        </text:changed-region>
        <text:changed-region xml:id="ct73699376" text:id="ct73699376">
          <text:deletion>
            <office:change-info>
              <dc:creator>Ruben Bär</dc:creator>
              <dc:date>2011-06-07T12:11:00</dc:date>
            </office:change-info>
            <text:p text:style-name="P2">vorgestellt</text:p>
          </text:deletion>
        </text:changed-region>
        <text:changed-region xml:id="ct73979120" text:id="ct73979120">
          <text:insertion>
            <office:change-info>
              <dc:creator>Ruben Bär</dc:creator>
              <dc:date>2011-06-07T12:11:00</dc:date>
            </office:change-info>
          </text:insertion>
        </text:changed-region>
        <text:changed-region xml:id="ct73975760" text:id="ct73975760">
          <text:deletion>
            <office:change-info>
              <dc:creator>Ruben Bär</dc:creator>
              <dc:date>2011-06-07T12:11:00</dc:date>
            </office:change-info>
            <text:p text:style-name="P2">.</text:p>
          </text:deletion>
        </text:changed-region>
        <text:changed-region xml:id="ct72932560" text:id="ct72932560">
          <text:deletion>
            <office:change-info>
              <dc:creator>Ruben Bär</dc:creator>
              <dc:date>2011-06-07T12:12:00</dc:date>
            </office:change-info>
            <text:p text:style-name="P2">Dieses</text:p>
          </text:deletion>
        </text:changed-region>
        <text:changed-region xml:id="ct73682928" text:id="ct73682928">
          <text:insertion>
            <office:change-info>
              <dc:creator>Ruben Bär</dc:creator>
              <dc:date>2011-06-07T12:12:00</dc:date>
            </office:change-info>
          </text:insertion>
        </text:changed-region>
        <text:changed-region xml:id="ct73673712" text:id="ct73673712">
          <text:deletion>
            <office:change-info>
              <dc:creator>Ruben Bär</dc:creator>
              <dc:date>2011-06-07T12:11:00</dc:date>
            </office:change-info>
            <text:p text:style-name="P2">es</text:p>
          </text:deletion>
        </text:changed-region>
        <text:changed-region xml:id="ct73689904" text:id="ct73689904">
          <text:deletion>
            <office:change-info>
              <dc:creator>Ruben Bär</dc:creator>
              <dc:date>2011-06-07T12:10:00</dc:date>
            </office:change-info>
            <text:p text:style-name="P2"><text:s/>dem/der ProgrammiererIn,</text:p>
          </text:deletion>
        </text:changed-region>
        <text:changed-region xml:id="ct74006320" text:id="ct74006320">
          <text:deletion>
            <office:change-info>
              <dc:creator>Ruben Bär</dc:creator>
              <dc:date>2011-06-07T12:11:00</dc:date>
            </office:change-info>
            <text:p text:style-name="P2"><text:s/></text:p>
          </text:deletion>
        </text:changed-region>
        <text:changed-region xml:id="ct73978688" text:id="ct73978688">
          <text:deletion>
            <office:change-info>
              <dc:creator>Ruben Bär</dc:creator>
              <dc:date>2011-06-07T12:12:00</dc:date>
            </office:change-info>
            <text:p text:style-name="P2">Manche</text:p>
          </text:deletion>
        </text:changed-region>
        <text:changed-region xml:id="ct73844656" text:id="ct73844656">
          <text:insertion>
            <office:change-info>
              <dc:creator>Ruben Bär</dc:creator>
              <dc:date>2011-06-07T12:12:00</dc:date>
            </office:change-info>
          </text:insertion>
        </text:changed-region>
        <text:changed-region xml:id="ct73941648" text:id="ct73941648">
          <text:deletion>
            <office:change-info>
              <dc:creator>Ruben Bär</dc:creator>
              <dc:date>2011-06-07T12:13:00</dc:date>
            </office:change-info>
            <text:p text:style-name="P2">also solche die die eigene Klasse referenzieren</text:p>
          </text:deletion>
        </text:changed-region>
        <text:changed-region xml:id="ct73953232" text:id="ct73953232">
          <text:insertion>
            <office:change-info>
              <dc:creator>Ruben Bär</dc:creator>
              <dc:date>2011-06-07T12:13:00</dc:date>
            </office:change-info>
          </text:insertion>
        </text:changed-region>
        <text:changed-region xml:id="ct73962368" text:id="ct73962368">
          <text:insertion>
            <office:change-info>
              <dc:creator>Ruben Bär</dc:creator>
              <dc:date>2011-06-07T12:14:00</dc:date>
            </office:change-info>
          </text:insertion>
        </text:changed-region>
        <text:changed-region xml:id="ct43548560" text:id="ct43548560">
          <text:deletion>
            <office:change-info>
              <dc:creator>Ruben Bär</dc:creator>
              <dc:date>2011-06-07T12:21:00</dc:date>
            </office:change-info>
            <text:p text:style-name="P2">. </text:p>
          </text:deletion>
        </text:changed-region>
        <text:changed-region xml:id="ct71650864" text:id="ct71650864">
          <text:insertion>
            <office:change-info>
              <dc:creator>Ruben Bär</dc:creator>
              <dc:date>2011-06-07T12:21:00</dc:date>
            </office:change-info>
          </text:insertion>
        </text:changed-region>
        <text:changed-region xml:id="ct73918800" text:id="ct73918800">
          <text:insertion>
            <office:change-info>
              <dc:creator>Ruben Bär</dc:creator>
              <dc:date>2011-06-07T12:22:00</dc:date>
            </office:change-info>
          </text:insertion>
        </text:changed-region>
        <text:changed-region xml:id="ct43453344" text:id="ct43453344">
          <text:deletion>
            <office:change-info>
              <dc:creator>Ruben Bär</dc:creator>
              <dc:date>2011-06-07T12:23:00</dc:date>
            </office:change-info>
            <text:p text:style-name="P2"><text:s/></text:p>
          </text:deletion>
        </text:changed-region>
        <text:changed-region xml:id="ct73913040" text:id="ct73913040">
          <text:insertion>
            <office:change-info>
              <dc:creator>Ruben Bär</dc:creator>
              <dc:date>2011-06-07T12:23:00</dc:date>
            </office:change-info>
          </text:insertion>
        </text:changed-region>
        <text:changed-region xml:id="ct73721344" text:id="ct73721344">
          <text:insertion>
            <office:change-info>
              <dc:creator>Ruben Bär</dc:creator>
              <dc:date>2011-06-07T12:24:00</dc:date>
            </office:change-info>
          </text:insertion>
        </text:changed-region>
        <text:changed-region xml:id="ct67455744" text:id="ct67455744">
          <text:insertion>
            <office:change-info>
              <dc:creator>Ruben Bär</dc:creator>
              <dc:date>2011-06-07T12:25:00</dc:date>
            </office:change-info>
          </text:insertion>
        </text:changed-region>
        <text:changed-region xml:id="ct74363232" text:id="ct74363232">
          <text:insertion>
            <office:change-info>
              <dc:creator>Ruben Bär</dc:creator>
              <dc:date>2011-06-07T12:26:00</dc:date>
            </office:change-info>
          </text:insertion>
        </text:changed-region>
        <text:changed-region xml:id="ct72467424" text:id="ct72467424">
          <text:insertion>
            <office:change-info>
              <dc:creator>Ruben Bär</dc:creator>
              <dc:date>2011-06-07T12:27:00</dc:date>
            </office:change-info>
          </text:insertion>
        </text:changed-region>
        <text:changed-region xml:id="ct73718112" text:id="ct73718112">
          <text:insertion>
            <office:change-info>
              <dc:creator>Ruben Bär</dc:creator>
              <dc:date>2011-06-07T12:28:00</dc:date>
            </office:change-info>
          </text:insertion>
        </text:changed-region>
        <text:changed-region xml:id="ct74136704" text:id="ct74136704">
          <text:insertion>
            <office:change-info>
              <dc:creator>Ruben Bär</dc:creator>
              <dc:date>2011-06-07T12:29:00</dc:date>
            </office:change-info>
          </text:insertion>
        </text:changed-region>
        <text:changed-region xml:id="ct73810768" text:id="ct73810768">
          <text:deletion>
            <office:change-info>
              <dc:creator>Ruben Bär</dc:creator>
              <dc:date>2011-06-07T12:29:00</dc:date>
            </office:change-info>
            <text:p text:style-name="P2">Dazu wird das Keyword <text:span text:style-name="T1">MyType</text:span> eingeführt. Dieses Keyword wird je nach Verwendung der Klasse, ob als Subtype oder Subclass vererbt, entsprechend gebunden.</text:p>
          </text:deletion>
        </text:changed-region>
        <text:changed-region xml:id="ct74142160" text:id="ct74142160">
          <text:deletion>
            <office:change-info>
              <dc:creator>Ruben Bär</dc:creator>
              <dc:date>2011-06-07T12:33:00</dc:date>
            </office:change-info>
            <text:p text:style-name="P3">Ooplss</text:p>
          </text:deletion>
        </text:changed-region>
        <text:changed-region xml:id="ct73752608" text:id="ct73752608">
          <text:insertion>
            <office:change-info>
              <dc:creator>Ruben Bär</dc:creator>
              <dc:date>2011-06-07T12:33:00</dc:date>
            </office:change-info>
          </text:insertion>
        </text:changed-region>
        <text:changed-region xml:id="ct66854400" text:id="ct66854400">
          <text:deletion>
            <office:change-info>
              <dc:creator>Ruben Bär</dc:creator>
              <dc:date>2011-06-07T12:30:00</dc:date>
            </office:change-info>
            <text:p text:style-name="P2">das Ganze in die Praxis umzusetzen</text:p>
          </text:deletion>
        </text:changed-region>
        <text:changed-region xml:id="ct74134672" text:id="ct74134672">
          <text:insertion>
            <office:change-info>
              <dc:creator>Ruben Bär</dc:creator>
              <dc:date>2011-06-07T12:30:00</dc:date>
            </office:change-info>
          </text:insertion>
        </text:changed-region>
        <text:changed-region xml:id="ct74350768" text:id="ct74350768">
          <text:insertion>
            <office:change-info>
              <dc:creator>Ruben Bär</dc:creator>
              <dc:date>2011-06-07T12:36:00</dc:date>
            </office:change-info>
          </text:insertion>
        </text:changed-region>
        <text:changed-region xml:id="ct74050160" text:id="ct74050160">
          <text:insertion>
            <office:change-info>
              <dc:creator>Ruben Bär</dc:creator>
              <dc:date>2011-06-07T12:30:00</dc:date>
            </office:change-info>
          </text:insertion>
        </text:changed-region>
        <text:changed-region xml:id="ct74231040" text:id="ct74231040">
          <text:deletion>
            <office:change-info>
              <dc:creator>Ruben Bär</dc:creator>
              <dc:date>2011-06-07T12:30:00</dc:date>
            </office:change-info>
            <text:p text:style-name="P2">K</text:p>
          </text:deletion>
        </text:changed-region>
        <text:changed-region xml:id="ct74227168" text:id="ct74227168">
          <text:deletion>
            <office:change-info>
              <dc:creator>Ruben Bär</dc:creator>
              <dc:date>2011-06-07T12:30:00</dc:date>
            </office:change-info>
            <text:p text:style-name="P2">der Vererbung </text:p>
          </text:deletion>
        </text:changed-region>
        <text:changed-region xml:id="ct74294608" text:id="ct74294608">
          <text:insertion>
            <office:change-info>
              <dc:creator>Ruben Bär</dc:creator>
              <dc:date>2011-06-07T12:37:00</dc:date>
            </office:change-info>
          </text:insertion>
        </text:changed-region>
        <text:changed-region xml:id="ct74111472" text:id="ct74111472">
          <text:insertion>
            <office:change-info>
              <dc:creator>Ruben Bär</dc:creator>
              <dc:date>2011-06-07T12:38:00</dc:date>
            </office:change-info>
          </text:insertion>
        </text:changed-region>
        <text:changed-region xml:id="ct74258896" text:id="ct74258896">
          <text:deletion>
            <office:change-info>
              <dc:creator>Ruben Bär</dc:creator>
              <dc:date>2011-06-07T12:38:00</dc:date>
            </office:change-info>
            <text:p text:style-name="P2"><text:s/>und</text:p>
          </text:deletion>
        </text:changed-region>
        <text:changed-region xml:id="ct74230512" text:id="ct74230512">
          <text:insertion>
            <office:change-info>
              <dc:creator>Ruben Bär</dc:creator>
              <dc:date>2011-06-07T12:30:00</dc:date>
            </office:change-info>
          </text:insertion>
        </text:changed-region>
        <text:changed-region xml:id="ct72454800" text:id="ct72454800">
          <text:insertion>
            <office:change-info>
              <dc:creator>Ruben Bär</dc:creator>
              <dc:date>2011-06-07T12:37:00</dc:date>
            </office:change-info>
          </text:insertion>
        </text:changed-region>
        <text:changed-region xml:id="ct74609152" text:id="ct74609152">
          <text:insertion>
            <office:change-info>
              <dc:creator>Ruben Bär</dc:creator>
              <dc:date>2011-06-07T12:31:00</dc:date>
            </office:change-info>
          </text:insertion>
        </text:changed-region>
        <text:changed-region xml:id="ct74429104" text:id="ct74429104">
          <text:deletion>
            <office:change-info>
              <dc:creator>Ruben Bär</dc:creator>
              <dc:date>2011-06-07T12:31:00</dc:date>
            </office:change-info>
            <text:p text:style-name="P2"><text:s/>einen kompletten Type Checker.</text:p>
          </text:deletion>
        </text:changed-region>
        <text:changed-region xml:id="ct59081808" text:id="ct59081808">
          <text:deletion>
            <office:change-info>
              <dc:creator>Ruben Bär</dc:creator>
              <dc:date>2011-06-07T12:33:00</dc:date>
            </office:change-info>
            <text:p text:style-name="P2">Ooplss</text:p>
          </text:deletion>
        </text:changed-region>
        <text:changed-region xml:id="ct74211856" text:id="ct74211856">
          <text:insertion>
            <office:change-info>
              <dc:creator>Ruben Bär</dc:creator>
              <dc:date>2011-06-07T12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el</text:p>
      <text:p text:style-name="Standard"/>
      <text:p text:style-name="Standard">1. Ruben Bär <text:a xlink:type="simple" xlink:href="mailto:ruben.baer@codedump.ch">ruben.baer@codedump.ch</text:a></text:p>
      <text:p text:style-name="Standard">2. Stefan Heinemann <text:a xlink:type="simple" xlink:href="mailto:stefan.heinemann@codedump.ch">stefan.heinemann@codedump.ch</text:a></text:p>
      <text:p text:style-name="Standard"/>
      <text:p text:style-name="Standard">Ruben Bär 079 364 63 21</text:p>
      <text:p text:style-name="Standard"/>
      <text:p text:style-name="Standard">Olivier Biberstein <text:a xlink:type="simple" xlink:href="mailto:olivier.biberstein@bfh.ch">olivier.biberstein@bfh.ch</text:a></text:p>
      <text:p text:style-name="P4"/>
      <text:p text:style-name="P4">Titel (50 Zeichen)</text:p>
      <text:p text:style-name="Standard"/>
      <text:p text:style-name="Standard"><text:change-start text:change-id="ct48527408"/><office:annotation><dc:creator>Ruben Bär</dc:creator><dc:date>2011-06-07T11:28:14</dc:date><text:p text:style-name="P10"><text:span text:style-name="T5">Unser Schwerpunkt oder der vom Thema?</text:span></text:p></office:annotation><text:change-end text:change-id="ct48527408"/>Computer Perception and Virtual Reality / Prof. Dr. Olivier Biberstein</text:p>
      <text:p text:style-name="Standard">Experte: Prof. Dr. Andreas Spichiger</text:p>
      <text:p text:style-name="Standard"/>
      <text:p text:style-name="P4">Lead: </text:p>
      <text:p text:style-name="P4"/>
      <text:p text:style-name="P1"><text:change-start text:change-id="ct48910400"/><text:span text:style-name="T1">Subtyping</text:span><text:change-end text:change-id="ct48910400"/> ist ein weitverbreitetes Konzept in <text:change text:change-id="ct140194577667072"/>Programmiersprachen wie C++, Java oder C# um Vererbung und Polymorphie zu realisieren. Die <text:change-start text:change-id="ct70098176"/>Subt<text:change-end text:change-id="ct70098176"/><text:change text:change-id="ct57172640"/>ypenhierarchie ist dabei <text:change text:change-id="ct70241008"/><text:change-start text:change-id="ct70050272"/>äquivalent mit der<text:change-end text:change-id="ct70050272"/> Vererbungshierarchie<text:change text:change-id="ct58413088"/><text:change-start text:change-id="ct70049216"/>.<text:change-end text:change-id="ct70049216"/><text:change text:change-id="ct58434592"/> <text:change-start text:change-id="ct56805808"/>Dies macht eine Ver<text:change-end text:change-id="ct56805808"/><text:change-start text:change-id="ct70341760"/>erbung unmöglich, die dem Gedanken der Wiederverwendung entspricht.<text:change-end text:change-id="ct70341760"/><text:change text:change-id="ct70268448"/><text:change-start text:change-id="ct72651888"/> <text:change-end text:change-id="ct72651888"/><text:change-start text:change-id="ct72773104"/>Um dies zu ermöglichen,<text:change-end text:change-id="ct72773104"/><text:change-start text:change-id="ct70989152"/> wurden unter anderem das Konzept von <text:span text:style-name="T1">Subclassing</text:span> präsentiert. <text:change-end text:change-id="ct70989152"/><text:change-start text:change-id="ct70277424"/><text:s/><text:change-end text:change-id="ct70277424"/><text:change-start text:change-id="ct49021648"/>Innerhalb dieser Bachelorarbeit wurde eine Sprache entwickelt, die beide Konzept zur Ableitung bereitstellt und für welche ein rudimentärer Compiler erstellt wurde.<text:change-end text:change-id="ct49021648"/><text:change text:change-id="ct73314128"/><text:change text:change-id="ct72655456"/><text:change text:change-id="ct67567056"/></text:p>
      <text:p text:style-name="Standard"/>
      <text:p text:style-name="P4">Text: </text:p>
      <text:p text:style-name="P4"/>
      <text:p text:style-name="P4">Subtyping</text:p>
      <text:p text:style-name="P1">Moderne <text:change-start text:change-id="ct72402768"/>und populäre <text:change-end text:change-id="ct72402768"/>objektorientierte Programmiersprachen kennen ein Vererbungskonzept<text:change-start text:change-id="ct72405392"/>,<text:change-end text:change-id="ct72405392"/> welches <text:change text:change-id="ct73148944"/><text:change-start text:change-id="ct72768608"/>automatisch<text:change-end text:change-id="ct72768608"/> <text:change text:change-id="ct72404144"/><text:change-start text:change-id="ct72410416"/><text:span text:style-name="T1">Subtypen</text:span> erstellt<text:change-end text:change-id="ct72410416"/>. <text:change text:change-id="ct72702560"/>Dies ermöglicht die polymorphe Verwendung von Typen, indem <text:change-start text:change-id="ct46370640"/>ein <text:change-end text:change-id="ct46370640"/>Typ<text:change text:change-id="ct72655120"/> <text:change text:change-id="ct48946864"/><text:change-start text:change-id="ct47677952"/>sicher durch eine Subtyp ersetzt werden kann<text:change-end text:change-id="ct47677952"/>. <text:change-start text:change-id="ct74001248"/>Damit diese Ersetzung ohne Typenfehler möglich ist, muss ein Subtype gewisse Eigenschaften einhalten<text:change-end text:change-id="ct74001248"/><text:change text:change-id="ct74001728"/><text:change text:change-id="ct71436624"/><text:change-start text:change-id="ct47910480"/>.<text:change-end text:change-id="ct47910480"/> So können zum Beispiel Methodenargumente nicht weiter spezialisiert werden. Diese Problematik wird z.B. bei<text:span text:style-name="T1"> </text:span><text:change-start text:change-id="ct71883104"/><text:span text:style-name="T2">der</text:span><text:change-end text:change-id="ct71883104"/><text:span text:style-name="T1"> </text:span><text:change-start text:change-id="ct72526544"/><text:span text:style-name="T1">equals</text:span><text:change-end text:change-id="ct72526544"/><text:span text:style-name="T2"> Methode</text:span><text:span text:style-name="T1"> </text:span><text:change-start text:change-id="ct72562688"/><text:span text:style-name="T2">der</text:span><text:change-end text:change-id="ct72562688"/><text:change-start text:change-id="ct74000560"/><text:span text:style-name="T2"> Klasse</text:span><text:change-end text:change-id="ct74000560"/><text:span text:style-name="T1"> </text:span><text:change-start text:change-id="ct47927312"/><text:span text:style-name="T1">Object</text:span><text:change-end text:change-id="ct47927312"/><text:change text:change-id="ct72423984"/><text:span text:style-name="T2"> bei Java offensichtlich: </text:span><text:change-start text:change-id="ct48952176"/><text:span text:style-name="T2">Der Type des Methodenarguments </text:span><text:change-end text:change-id="ct48952176"/><text:change text:change-id="ct73631744"/><text:span text:style-name="T2"><text:s/>kann nicht weiter eingeschränkt werden, so dass sie den spezifisch zu vergleichenden Typ verlangt.</text:span><text:change-start text:change-id="ct72871376"/><text:span text:style-name="T2"> Dies führt dazu, dass </text:span><text:change-end text:change-id="ct72871376"/><text:change-start text:change-id="ct73034016"/><text:span text:style-name="T2">unsichere Sprachkonstrukte wie ein Cast, welche das Typen System umgehen, unvermeidlich sind</text:span><text:change-end text:change-id="ct73034016"/><text:change text:change-id="ct73830672"/><text:change-start text:change-id="ct73246464"/><text:span text:style-name="T2">. </text:span><text:change-end text:change-id="ct73246464"/><text:change-start text:change-id="ct71105344"/><text:span text:style-name="T2">Diese sind mühselig und </text:span><text:change-end text:change-id="ct71105344"/><text:change-start text:change-id="ct73683536"/><text:span text:style-name="T2">fehleranfällig während der Laufzeit.</text:span><text:change-end text:change-id="ct73683536"/><text:change text:change-id="ct74448384"/></text:p>
      <text:p text:style-name="P2"/>
      <text:p text:style-name="P3">Subclassing</text:p>
      <text:p text:style-name="P2">In dieser Arbeit wird das Konzept des <text:span text:style-name="T1">Subclassing</text:span> <text:change text:change-id="ct73699376"/><text:change-start text:change-id="ct73979120"/>aufgegriffen,<text:change-end text:change-id="ct73979120"/><text:change text:change-id="ct73975760"/> <text:change text:change-id="ct72932560"/><text:change-start text:change-id="ct73682928"/>welches<text:change-end text:change-id="ct73682928"/> ermöglicht <text:change text:change-id="ct73673712"/><text:change text:change-id="ct73689904"/><text:change text:change-id="ct74006320"/>Code in Klassen zu vererben, ohne Subtypen zu erstellen. <text:change text:change-id="ct73978688"/><text:change-start text:change-id="ct73844656"/>Viele<text:change-end text:change-id="ct73844656"/> Programmiersprachen kennen zwar parametrisierte Klassen, bekannt als Generics in Java oder Templates in C++. Diese lösen jedoch nicht das Problem von rekursiven Typen, <text:change text:change-id="ct73941648"/><text:change-start text:change-id="ct73953232"/>welche ihren eigenen Type als Methodenpara<text:change-end text:change-id="ct73953232"/><text:change-start text:change-id="ct73962368"/>meter erwarten<text:change-end text:change-id="ct73962368"/><text:change text:change-id="ct43548560"/><text:change-start text:change-id="ct71650864"/>, wie e<text:change-end text:change-id="ct71650864"/><text:change-start text:change-id="ct73918800"/>s bei der Methode <text:span text:style-name="T1">equals</text:span> der Fall wäre.<text:change-end text:change-id="ct73918800"/><text:change text:change-id="ct43453344"/><text:change-start text:change-id="ct73913040"/> Aus diesem Grund haben wir eine spezielle Type-Variable, <text:span text:style-name="T1">MyType</text:span>. Eingeführt<text:change-end text:change-id="ct73913040"/><text:change-start text:change-id="ct73721344"/>. Diese Type-Variable kann als impliziter Typenparameter verstanden werden, welche<text:change-end text:change-id="ct73721344"/><text:change-start text:change-id="ct67455744"/>r den eigenen Type bzw. <text:change-end text:change-id="ct67455744"/><text:change-start text:change-id="ct74363232"/>Typen von Subklassen erwartet. Dieser Typenparameter ist daher notwendig implizit, weil sonst eine unendliche <text:change-end text:change-id="ct74363232"/><text:change-start text:change-id="ct72467424"/>Typendeklaration notwendig wäre. Abhängig davon, <text:change-end text:change-id="ct72467424"/><text:change-start text:change-id="ct73718112"/>ob bei der Ableitung ein Subtype oder eine Subklasse erstellt werden soll, wird diese Type-Variable in der ganzen Typenhierarchie entsprechend Gebunden<text:change-end text:change-id="ct73718112"/><text:change-start text:change-id="ct74136704"/>.<text:change-end text:change-id="ct74136704"/><text:change text:change-id="ct73810768"/></text:p>
      <text:p text:style-name="P2"/>
      <text:p text:style-name="P3"><text:change text:change-id="ct74142160"/><text:change-start text:change-id="ct73752608"/>OOPLSS<text:change-end text:change-id="ct73752608"/></text:p>
      <text:p text:style-name="P2"><text:soft-page-break/>Um <text:change text:change-id="ct66854400"/><text:change-start text:change-id="ct74134672"/>das Modell zu testen<text:change-end text:change-id="ct74134672"/>, wurde im Rahmen dieser Arbeit eine Programmiersprache entwickelt und <text:change-start text:change-id="ct74350768"/>grösstenteils <text:change-end text:change-id="ct74350768"/>implementiert, welche diese beiden <text:change-start text:change-id="ct74050160"/>Ableitungsk<text:change-end text:change-id="ct74050160"/><text:change text:change-id="ct74231040"/>onzepte <text:change text:change-id="ct74227168"/>umsetzt. Diese Sprache ist syntaktisch an Java und Scala angelehnt<text:change-start text:change-id="ct74294608"/>. Der Co<text:change-end text:change-id="ct74294608"/><text:change-start text:change-id="ct74111472"/>mpiler<text:change-end text:change-id="ct74111472"/><text:change text:change-id="ct74258896"/> implementiert<text:change-start text:change-id="ct74230512"/> dabei jede Phase notwendige Phase, von lexikalischen über <text:change-end text:change-id="ct74230512"/><text:change-start text:change-id="ct72454800"/>die semantische Analyse<text:change-end text:change-id="ct72454800"/><text:change-start text:change-id="ct74609152"/> bis zum übersetzen in den Zielcode.<text:change-end text:change-id="ct74609152"/><text:change text:change-id="ct74429104"/> Auf einige in Programmiersprachen gängige Features, die für den Sachverhalt dieser Arbeit irrelevant sind, wurde vorerst verzichtet. Erweiterungen sind jedoch ohne weiteres denkbar. Übersetzt wird <text:change text:change-id="ct59081808"/><text:change-start text:change-id="ct74211856"/>OOPLSS<text:change-end text:change-id="ct74211856"/> in Java, was den Zugriff auf das Java-Framework denkbar macht.</text:p>
      <text:p text:style-name="Standard"/>
      <text:p text:style-name="P4">Bildlegende: Möglichst kurze Sätze</text:p>
      <text:p text:style-name="Standard"/>
      <text:p text:style-name="P4">Bemerkungen</text:p>
      <text:p text:style-name="Standard"/>
      <text:p text:style-name="Standard">08.06.2011 Be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CH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6T20:19:38</meta:creation-date>
    <meta:editing-duration>PT4H16M9S</meta:editing-duration>
    <meta:editing-cycles>128</meta:editing-cycles>
    <meta:generator>LibreOffice/3.3$Unix LibreOffice_project/330m19$Build-202</meta:generator>
    <dc:date>2011-06-07T12:38:55</dc:date>
    <dc:creator>Ruben Bär</dc:creator>
    <meta:document-statistic meta:table-count="0" meta:image-count="0" meta:object-count="0" meta:page-count="2" meta:paragraph-count="58" meta:word-count="613" meta:character-count="4575"/>
  </office:meta>
</office:document-meta>
</file>